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C000003938644DA6934ED2559.png" manifest:media-type="image/png"/>
  <manifest:file-entry manifest:full-path="Pictures/10000001000003D5000000FBAB0B25901F8CDBB2.png" manifest:media-type="image/png"/>
  <manifest:file-entry manifest:full-path="Pictures/10000001000003E20000004CECF3D2C0811A8DB3.png" manifest:media-type="image/png"/>
  <manifest:file-entry manifest:full-path="Pictures/1000000100000237000001C5C4F337723B4C4538.png" manifest:media-type="image/png"/>
  <manifest:file-entry manifest:full-path="Pictures/10000001000003C9000002CDE5C05F8A8E66D1C9.png" manifest:media-type="image/png"/>
  <manifest:file-entry manifest:full-path="Pictures/1000000100000240000001C5CEB9907BD9FA8ABF.png" manifest:media-type="image/png"/>
  <manifest:file-entry manifest:full-path="Pictures/10000001000003EA00000056EB76AB14E77D6ADB.png" manifest:media-type="image/png"/>
  <manifest:file-entry manifest:full-path="Pictures/10000001000003C700000087F20AC79E1F8CF5A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99cm" svg:height="2.999cm" svg:x="1.905cm" svg:y="0.6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25.584cm" svg:height="3.571cm" svg:x="0.635cm" svg:y="4.049cm">
          <draw:image xlink:href="Pictures/10000001000003C700000087F20AC79E1F8CF5A2.png" xlink:type="simple" xlink:show="embed" xlink:actuate="onLoad" draw:mime-type="image/png">
            <text:p/>
          </draw:image>
        </draw:frame>
        <draw:frame draw:style-name="gr2" draw:text-style-name="P1" draw:layer="layout" svg:width="26.51cm" svg:height="2.274cm" svg:x="0.635cm" svg:y="9.525cm">
          <draw:image xlink:href="Pictures/10000001000003EA00000056EB76AB14E77D6A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2.703cm" svg:height="9.399cm" svg:x="2.091cm" svg:y="1.396cm">
          <draw:image xlink:href="Pictures/10000001000003C9000002CDE5C05F8A8E66D1C9.png" xlink:type="simple" xlink:show="embed" xlink:actuate="onLoad" draw:mime-type="image/png">
            <text:p/>
          </draw:image>
        </draw:frame>
        <draw:frame draw:style-name="gr2" draw:text-style-name="P1" draw:layer="layout" svg:width="8.255cm" svg:height="6.492cm" svg:x="16.51cm" svg:y="1.763cm">
          <draw:image xlink:href="Pictures/1000000100000240000001C5CEB9907BD9FA8ABF.png" xlink:type="simple" xlink:show="embed" xlink:actuate="onLoad" draw:mime-type="image/png">
            <text:p/>
          </draw:image>
        </draw:frame>
        <draw:frame draw:style-name="gr2" draw:text-style-name="P1" draw:layer="layout" svg:width="8.165cm" svg:height="6.523cm" svg:x="17.145cm" svg:y="8.082cm">
          <draw:image xlink:href="Pictures/1000000100000237000001C5C4F337723B4C4538.png" xlink:type="simple" xlink:show="embed" xlink:actuate="onLoad" draw:mime-type="image/png">
            <text:p/>
          </draw:image>
        </draw:frame>
        <draw:frame draw:style-name="gr2" draw:text-style-name="P1" draw:layer="layout" svg:width="15.504cm" svg:height="2.01cm" svg:x="1.006cm" svg:y="12.065cm">
          <draw:image xlink:href="Pictures/10000001000003E20000004CECF3D2C0811A8D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25.955cm" svg:height="6.64cm" svg:x="0.715cm" svg:y="0.635cm">
          <draw:image xlink:href="Pictures/10000001000003D5000000FBAB0B25901F8CDBB2.png" xlink:type="simple" xlink:show="embed" xlink:actuate="onLoad" draw:mime-type="image/png">
            <text:p/>
          </draw:image>
        </draw:frame>
        <draw:frame draw:style-name="gr2" draw:text-style-name="P1" draw:layer="layout" svg:width="6.604cm" svg:height="7.91cm" svg:x="11.811cm" svg:y="7.33cm">
          <draw:image xlink:href="Pictures/10000001000002FC000003938644DA6934ED2559.png" xlink:type="simple" xlink:show="embed" xlink:actuate="onLoad" draw:mime-type="image/png">
            <text:p/>
          </draw:image>
        </draw:frame>
        <draw:frame draw:style-name="gr4" draw:text-style-name="P3" draw:layer="layout" svg:width="10.014cm" svg:height="0.962cm" svg:x="0.635cm" svg:y="8.563cm">
          <draw:text-box>
            <text:p>AIR-Clothing-MA(Multi Attributes) 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5" draw:layer="layout" svg:width="16.576cm" svg:height="0.646cm" svg:x="5.649cm" svg:y="6.35cm">
          <draw:text-box>
            <text:p text:style-name="P4">SentenceTransformers is a Python framework for state-of-the-art sentence, text and image embeddings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19:40:30.086741941</meta:creation-date>
    <dc:date>2023-01-03T20:24:47.271228643</dc:date>
    <meta:editing-duration>PT11M54S</meta:editing-duration>
    <meta:editing-cycles>4</meta:editing-cycles>
    <meta:generator>LibreOffice/7.3.6.2$Linux_X86_64 LibreOffice_project/30$Build-2</meta:generator>
    <meta:document-statistic meta:object-count="40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_class_weights = {0: 1.5, 1: 1.0, 2: 1.0, 3: 1.5, 4: 1.5, 5: 1.5, 6: 1.5, 7: 1.5}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